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>
      <style:table-cell-properties fo:background-color="#c0c0c0"/>
      <style:text-properties fo:color="#404040"/>
    </style:style>
    <style:style style:name="ce5" style:family="table-cell" style:parent-style-name="Default" style:data-style-name="N100">
      <style:table-cell-properties fo:background-color="#c0c0c0"/>
      <style:text-properties fo:color="#404040"/>
    </style:style>
    <style:style style:name="ce6" style:family="table-cell" style:parent-style-name="Default" style:data-style-name="N100">
      <style:table-cell-properties fo:background-color="#f0f0f0"/>
      <style:text-properties fo:color="#000000"/>
    </style:style>
    <style:style style:name="ce7" style:family="table-cell" style:parent-style-name="Default">
      <style:table-cell-properties fo:background-color="#f0f0f0"/>
      <style:text-properties fo:color="#000000"/>
    </style:style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4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name_ID#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type_String#</text:p>
          </table:table-cell>
          <table:table-cell table:style-name="ce4" office:value-type="string" calcext:value-type="string">
            <text:p>defaultBool</text:p>
          </table:table-cell>
          <table:table-cell table:style-name="ce4" office:value-type="string" calcext:value-type="string">
            <text:p>defaultFloat</text:p>
          </table:table-cell>
          <table:table-cell table:style-name="ce4" office:value-type="string" calcext:value-type="string">
            <text:p>defaultInt</text:p>
          </table:table-cell>
          <table:table-cell table:style-name="ce4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 table:number-columns-repeated="2" office:value-type="string" calcext:value-type="string">
            <text:p>UnityEditorDoesNotSupportWriting</text:p>
          </table:table-cell>
          <table:table-cell table:number-columns-repeated="3" table:style-name="ce4" office:value-type="string" calcext:value-type="string">
            <text:p>UnityEditorDoesNotSupportWriting</text:p>
          </table:table-cell>
          <table:table-cell table:style-name="ce4" office:value-type="string" calcext:value-type="string">
            <text:p>ReadOnl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atkL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atkM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atkH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3" office:value-type="string" calcext:value-type="string">
            <text:p>atkL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3" office:value-type="string" calcext:value-type="string">
            <text:p>atkM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3" office:value-type="string" calcext:value-type="string">
            <text:p>atkH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3" office:value-type="string" calcext:value-type="string">
            <text:p>isGround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3" office:value-type="string" calcext:value-type="string">
            <text:p>vel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3" office:value-type="string" calcext:value-type="string">
            <text:p>jum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3" office:value-type="string" calcext:value-type="string">
            <text:p>leverXPress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3" office:value-type="string" calcext:value-type="string">
            <text:p>leverXNeutr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3" office:value-type="string" calcext:value-type="string">
            <text:p>leverXId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3" office:value-type="string" calcext:value-type="string">
            <text:p>leverYPress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3" office:value-type="string" calcext:value-type="string">
            <text:p>leverYNeutr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3" office:value-type="string" calcext:value-type="string">
            <text:p>leverYId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3" office:value-type="string" calcext:value-type="string">
            <text:p>damageL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3" office:value-type="string" calcext:value-type="string">
            <text:p>damageM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damageH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3" office:value-type="string" calcext:value-type="string">
            <text:p>giveup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3" office:value-type="string" calcext:value-type="string">
            <text:p>giveup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3" office:value-type="string" calcext:value-type="string">
            <text:p>action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3" office:value-type="string" calcext:value-type="string">
            <text:p>jmove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3" office:value-type="string" calcext:value-type="string">
            <text:p>crouch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3" office:value-type="string" calcext:value-type="string">
            <text:p>moveX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3" office:value-type="string" calcext:value-type="string">
            <text:p>moveXForwar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3" office:value-type="string" calcext:value-type="string">
            <text:p>moveXBac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3" office:value-type="string" calcext:value-type="string">
            <text:p>bloc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3" office:value-type="string" calcext:value-type="string">
            <text:p>deblock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9</text:p>
          </table:table-cell>
          <table:table-cell table:number-columns-repeated="3" office:value-type="string" calcext:value-type="string">
            <text:p>ForDebu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3.4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629007493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9"/>
          <table:table-cell/>
        </table:table-row>
      </table:table>
      <table:table table:name="parameter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name_ID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#type_String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default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default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default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6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#avatarMask_assetPath#</text:p>
          </table:table-cell>
          <table:table-cell office:value-type="string" calcext:value-type="string">
            <text:p>#blendingMode_string#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UnityEditorDoesNotSupportWriting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 table:number-columns-repeated="6"/>
          <table:table-cell/>
        </table:table-row>
      </table:table>
      <table:table table:name="layer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avatarMask_asse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#blendingMode_string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number-columns-repeated="6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layerName#</text:p>
          </table:table-cell>
          <table:table-cell table:style-name="ce1" office:value-type="string" calcext:value-type="string">
            <text:p>#statemachinePath#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anyStateTransitions_Length#</text:p>
          </table:table-cell>
          <table:table-cell office:value-type="string" calcext:value-type="string">
            <text:p>#behaviours_Length#</text:p>
          </table:table-cell>
          <table:table-cell office:value-type="string" calcext:value-type="string">
            <text:p>#defaultState_String#</text:p>
          </table:table-cell>
          <table:table-cell office:value-type="string" calcext:value-type="string">
            <text:p>#entryTransitions_Length#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6"/>
          <table:table-cell table:number-columns-repeated="6" office:value-type="string" calcext:value-type="string">
            <text:p>StellaQLSpreadsheetDoesNotSupportWriting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0.0</text:p>
          </table:table-cell>
          <table:table-cell table:style-name="ce3" office:value-type="string" calcext:value-type="string">
            <text:p>Base Layer</text:p>
          </table:table-cell>
          <table:table-cell table:style-name="ce3"/>
          <table:table-cell table:style-name="ce3"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SWait (UnityEngine.AnimatorState)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.1</text:p>
          </table:table-cell>
          <table:table-cell table:style-name="ce3" office:value-type="string" calcext:value-type="string">
            <text:p>Base Layer</text:p>
          </table:table-cell>
          <table:table-cell table:style-name="ce3" office:value-type="string" calcext:value-type="string">
            <text:p>JMove</text:p>
          </table:table-cell>
          <table:table-cell table:style-name="ce3" office:value-type="string" calcext:value-type="string">
            <text:p>Base Layer.JMove</text:p>
          </table:table-cell>
          <table:table-cell office:value-type="string" calcext:value-type="string">
            <text:p>JMove</text:p>
          </table:table-cell>
          <table:table-cell table:number-columns-repeated="2" table:style-name="ce5" office:value-type="string" calcext:value-type="string">
            <text:p>0</text:p>
          </table:table-cell>
          <table:table-cell office:value-type="string" calcext:value-type="string">
            <text:p>JMove0 (UnityEngine.AnimatorState)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5"/>
          <table:table-cell table:style-name="Default" table:number-columns-repeated="6"/>
          <table:table-cell/>
        </table:table-row>
      </table:table>
      <table:table table:name="stateMachine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</table:table-row>
        <table:table-row table:style-name="ro1">
          <table:table-cell office:value-type="string" calcext:value-type="string">
            <text:p>#anyStateTransitions_Leng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</table:table-row>
        <table:table-row table:style-name="ro1">
          <table:table-cell office:value-type="string" calcext:value-type="string">
            <text:p>#behaviours_Leng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</table:table-row>
        <table:table-row table:style-name="ro1">
          <table:table-cell office:value-type="string" calcext:value-type="string">
            <text:p>#defaultState_String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</table:table-row>
        <table:table-row table:style-name="ro1">
          <table:table-cell office:value-type="string" calcext:value-type="string">
            <text:p>#entryTransitions_Leng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llaQLSpreadsheetDoesNotSupportWriting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2" table:default-cell-style-name="ce6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layerName#</text:p>
          </table:table-cell>
          <table:table-cell table:style-name="ce1" office:value-type="string" calcext:value-type="string">
            <text:p>#statemachinePath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0.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0.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.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0.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0.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0.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.0.9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.1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.0.1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0.1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.0.1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.0.1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.0.1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.0.1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.0.1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.0.1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.0.19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0.2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.0.2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.0.2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.0.2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.0.2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.0.2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.0.2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.0.2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.0.2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.0.29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.0.3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.0.3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.0.3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.0.3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.0.3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.0.3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.0.3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.0.3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.0.3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.0.39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.0.4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.0.4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.0.4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.0.4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0.4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.0.4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.0.4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234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bcd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.0.4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.0.4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.0.49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0.5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.0.5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.0.5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.0.5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.0.5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.0.5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.0.5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.0.5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0.1.1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0.1.2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0.1.3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.1.4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state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hideFlags_string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motion_assetPath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default-cell-style-name="ce3"/>
        <table:table-column table:style-name="co3" table:number-columns-repeated="4" table:default-cell-style-name="ce3"/>
        <table:table-column table:style-name="co2" table:default-cell-style-name="ce3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layerName#</text:p>
          </table:table-cell>
          <table:table-cell table:style-name="ce1" office:value-type="string" calcext:value-type="string">
            <text:p>#statemachinePath#</text:p>
          </table:table-cell>
          <table:table-cell table:style-name="ce1" office:value-type="string" calcext:value-type="string">
            <text:p>#stateName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#DestinationNameHash#</text:p>
          </table:table-cell>
          <table:table-cell table:style-name="ce1" office:value-type="string" calcext:value-type="string">
            <text:p>#DestinationFullpath#</text:p>
          </table:table-cell>
          <table:table-cell table:number-columns-repeated="2"/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11"/>
          <table:table-cell table:style-name="ce3" office:value-type="string" calcext:value-type="string">
            <text:p>SpecialOld</text:p>
          </table:table-cell>
          <table:table-cell table:style-name="ce3" office:value-type="string" calcext:value-type="string">
            <text:p>SpecialNew</text:p>
          </table:table-cell>
          <table:table-cell table:style-name="ce3" office:value-type="string" calcext:value-type="string">
            <text:p>SpecialClear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Base Layer.OGiveu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0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Base Layer.JMove.JMove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0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Base Layer.S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0.0.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Base Layer.S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0.0.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Base Layer.S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.0.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Base Layer.S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0.0.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Base Layer.S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0.0.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Base Layer.S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0.0.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.0.0.9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Base Layer.S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.0.1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/>
          <table:table-cell office:value-type="string" calcext:value-type="string">
            <text:p>Base Layer.SWait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P</text:p>
          </table:table-cell>
          <table:table-cell/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.0.1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P</text:p>
          </table:table-cell>
          <table:table-cell/>
          <table:table-cell office:value-type="string" calcext:value-type="string">
            <text:p>Base Layer.SAtkLP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P</text:p>
          </table:table-cell>
          <table:table-cell/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P</text:p>
          </table:table-cell>
          <table:table-cell/>
          <table:table-cell office:value-type="string" calcext:value-type="string">
            <text:p>Base Layer.SAtkMP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P</text:p>
          </table:table-cell>
          <table:table-cell/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3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P</text:p>
          </table:table-cell>
          <table:table-cell/>
          <table:table-cell office:value-type="string" calcext:value-type="string">
            <text:p>Base Layer.SAtkHP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K</text:p>
          </table:table-cell>
          <table:table-cell/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4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K</text:p>
          </table:table-cell>
          <table:table-cell/>
          <table:table-cell office:value-type="string" calcext:value-type="string">
            <text:p>Base Layer.SAtkLK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K</text:p>
          </table:table-cell>
          <table:table-cell/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5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K</text:p>
          </table:table-cell>
          <table:table-cell/>
          <table:table-cell office:value-type="string" calcext:value-type="string">
            <text:p>Base Layer.SAtkMK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K</text:p>
          </table:table-cell>
          <table:table-cell/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6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K</text:p>
          </table:table-cell>
          <table:table-cell/>
          <table:table-cell office:value-type="string" calcext:value-type="string">
            <text:p>Base Layer.SAtkHK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/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7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/>
          <table:table-cell office:value-type="string" calcext:value-type="string">
            <text:p>Base Layer.DMove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Base Layer.D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7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/>
          <table:table-cell office:value-type="string" calcext:value-type="string">
            <text:p>Base Layer.DMove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Base Layer.D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0.7.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/>
          <table:table-cell office:value-type="string" calcext:value-type="string">
            <text:p>Base Layer.DMove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Base Layer.D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0.7.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/>
          <table:table-cell office:value-type="string" calcext:value-type="string">
            <text:p>Base Layer.DMove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Base Layer.D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.7.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/>
          <table:table-cell office:value-type="string" calcext:value-type="string">
            <text:p>Base Layer.DMove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Base Layer.D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0.7.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/>
          <table:table-cell office:value-type="string" calcext:value-type="string">
            <text:p>Base Layer.DMove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Base Layer.D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9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M</text:p>
          </table:table-cell>
          <table:table-cell/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L</text:p>
          </table:table-cell>
          <table:table-cell/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H</text:p>
          </table:table-cell>
          <table:table-cell/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Down</text:p>
          </table:table-cell>
          <table:table-cell/>
          <table:table-cell office:value-type="string" calcext:value-type="string">
            <text:p>Base Layer.ODown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Base Layer.OStandu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Standup</text:p>
          </table:table-cell>
          <table:table-cell/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Giveup</text:p>
          </table:table-cell>
          <table:table-cell/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Down_SDamageH</text:p>
          </table:table-cell>
          <table:table-cell/>
          <table:table-cell office:value-type="string" calcext:value-type="string">
            <text:p>Base Layer.ODown_SDamageH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Base Layer.ODow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16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Base Layer.S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16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Base Layer.S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0.16.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Base Layer.S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0.16.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Base Layer.S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.16.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Base Layer.S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0.16.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Base Layer.S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0.16.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Base Layer.JMove.JMove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0.16.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/>
          <table:table-cell office:value-type="string" calcext:value-type="string">
            <text:p>Base Layer.SMove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Base Layer.S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L</text:p>
          </table:table-cell>
          <table:table-cell/>
          <table:table-cell office:value-type="string" calcext:value-type="string">
            <text:p>Base Layer.SBlockL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Base Layer.S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P</text:p>
          </table:table-cell>
          <table:table-cell/>
          <table:table-cell office:value-type="string" calcext:value-type="string">
            <text:p>Base Layer.JAtkLP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0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P</text:p>
          </table:table-cell>
          <table:table-cell/>
          <table:table-cell office:value-type="string" calcext:value-type="string">
            <text:p>Base Layer.JAtkLP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20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P</text:p>
          </table:table-cell>
          <table:table-cell/>
          <table:table-cell office:value-type="string" calcext:value-type="string">
            <text:p>Base Layer.JAtkLP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P</text:p>
          </table:table-cell>
          <table:table-cell/>
          <table:table-cell office:value-type="string" calcext:value-type="string">
            <text:p>Base Layer.JAtkMP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1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P</text:p>
          </table:table-cell>
          <table:table-cell/>
          <table:table-cell office:value-type="string" calcext:value-type="string">
            <text:p>Base Layer.JAtkMP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21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P</text:p>
          </table:table-cell>
          <table:table-cell/>
          <table:table-cell office:value-type="string" calcext:value-type="string">
            <text:p>Base Layer.JAtkMP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P</text:p>
          </table:table-cell>
          <table:table-cell/>
          <table:table-cell office:value-type="string" calcext:value-type="string">
            <text:p>Base Layer.JAtkHP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2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P</text:p>
          </table:table-cell>
          <table:table-cell/>
          <table:table-cell office:value-type="string" calcext:value-type="string">
            <text:p>Base Layer.JAtkHP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22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P</text:p>
          </table:table-cell>
          <table:table-cell/>
          <table:table-cell office:value-type="string" calcext:value-type="string">
            <text:p>Base Layer.JAtkHP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K</text:p>
          </table:table-cell>
          <table:table-cell/>
          <table:table-cell office:value-type="string" calcext:value-type="string">
            <text:p>Base Layer.JAtkLK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3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K</text:p>
          </table:table-cell>
          <table:table-cell/>
          <table:table-cell office:value-type="string" calcext:value-type="string">
            <text:p>Base Layer.JAtkLK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23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K</text:p>
          </table:table-cell>
          <table:table-cell/>
          <table:table-cell office:value-type="string" calcext:value-type="string">
            <text:p>Base Layer.JAtkLK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K</text:p>
          </table:table-cell>
          <table:table-cell/>
          <table:table-cell office:value-type="string" calcext:value-type="string">
            <text:p>Base Layer.JAtkMK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4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K</text:p>
          </table:table-cell>
          <table:table-cell/>
          <table:table-cell office:value-type="string" calcext:value-type="string">
            <text:p>Base Layer.JAtkMK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24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K</text:p>
          </table:table-cell>
          <table:table-cell/>
          <table:table-cell office:value-type="string" calcext:value-type="string">
            <text:p>Base Layer.JAtkMK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K</text:p>
          </table:table-cell>
          <table:table-cell/>
          <table:table-cell office:value-type="string" calcext:value-type="string">
            <text:p>Base Layer.JAtkHK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5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K</text:p>
          </table:table-cell>
          <table:table-cell/>
          <table:table-cell office:value-type="string" calcext:value-type="string">
            <text:p>Base Layer.JAtkHK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25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K</text:p>
          </table:table-cell>
          <table:table-cell/>
          <table:table-cell office:value-type="string" calcext:value-type="string">
            <text:p>Base Layer.JAtkHK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L</text:p>
          </table:table-cell>
          <table:table-cell/>
          <table:table-cell office:value-type="string" calcext:value-type="string">
            <text:p>Base Layer.JBlockL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26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L</text:p>
          </table:table-cell>
          <table:table-cell/>
          <table:table-cell office:value-type="string" calcext:value-type="string">
            <text:p>Base Layer.JBlockL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9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L</text:p>
          </table:table-cell>
          <table:table-cell/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M</text:p>
          </table:table-cell>
          <table:table-cell/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H</text:p>
          </table:table-cell>
          <table:table-cell/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P</text:p>
          </table:table-cell>
          <table:table-cell/>
          <table:table-cell office:value-type="string" calcext:value-type="string">
            <text:p>Base Layer.DAtkLP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Base Layer.D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32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P</text:p>
          </table:table-cell>
          <table:table-cell/>
          <table:table-cell office:value-type="string" calcext:value-type="string">
            <text:p>Base Layer.DAtkLP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Base Layer.D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P</text:p>
          </table:table-cell>
          <table:table-cell/>
          <table:table-cell office:value-type="string" calcext:value-type="string">
            <text:p>Base Layer.DAtkMP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Base Layer.D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33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P</text:p>
          </table:table-cell>
          <table:table-cell/>
          <table:table-cell office:value-type="string" calcext:value-type="string">
            <text:p>Base Layer.DAtkMP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Base Layer.D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P</text:p>
          </table:table-cell>
          <table:table-cell/>
          <table:table-cell office:value-type="string" calcext:value-type="string">
            <text:p>Base Layer.DAtkHP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Base Layer.D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34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P</text:p>
          </table:table-cell>
          <table:table-cell/>
          <table:table-cell office:value-type="string" calcext:value-type="string">
            <text:p>Base Layer.DAtkHP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Base Layer.D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K</text:p>
          </table:table-cell>
          <table:table-cell/>
          <table:table-cell office:value-type="string" calcext:value-type="string">
            <text:p>Base Layer.DAtkLK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Base Layer.D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35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K</text:p>
          </table:table-cell>
          <table:table-cell/>
          <table:table-cell office:value-type="string" calcext:value-type="string">
            <text:p>Base Layer.DAtkLK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Base Layer.D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K</text:p>
          </table:table-cell>
          <table:table-cell/>
          <table:table-cell office:value-type="string" calcext:value-type="string">
            <text:p>Base Layer.DAtkMK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Base Layer.D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36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K</text:p>
          </table:table-cell>
          <table:table-cell/>
          <table:table-cell office:value-type="string" calcext:value-type="string">
            <text:p>Base Layer.DAtkMK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Base Layer.D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K</text:p>
          </table:table-cell>
          <table:table-cell/>
          <table:table-cell office:value-type="string" calcext:value-type="string">
            <text:p>Base Layer.DAtkHK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Base Layer.D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37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K</text:p>
          </table:table-cell>
          <table:table-cell/>
          <table:table-cell office:value-type="string" calcext:value-type="string">
            <text:p>Base Layer.DAtkHK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Base Layer.D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8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BlockL</text:p>
          </table:table-cell>
          <table:table-cell/>
          <table:table-cell office:value-type="string" calcext:value-type="string">
            <text:p>Base Layer.DBlockL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Base Layer.D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L</text:p>
          </table:table-cell>
          <table:table-cell/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M</text:p>
          </table:table-cell>
          <table:table-cell/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H</text:p>
          </table:table-cell>
          <table:table-cell/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44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Base Layer.CMov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44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Base Layer.C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0.44.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Base Layer.C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0.44.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Base Layer.C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.44.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Base Layer.C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0.44.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Base Layer.C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0.44.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Base Layer.C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0.44.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/>
          <table:table-cell office:value-type="string" calcext:value-type="string">
            <text:p>Base Layer.CWait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45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.45.2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Base Layer.C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0.45.3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Base Layer.C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0.45.4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Base Layer.C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.45.5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Base Layer.C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0.45.6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Base Layer.C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0.45.7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Base Layer.C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0.45.8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/>
          <table:table-cell office:value-type="string" calcext:value-type="string">
            <text:p>Base Layer.CMove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P</text:p>
          </table:table-cell>
          <table:table-cell/>
          <table:table-cell office:value-type="string" calcext:value-type="string">
            <text:p>Base Layer.CAtkLP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46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P</text:p>
          </table:table-cell>
          <table:table-cell/>
          <table:table-cell office:value-type="string" calcext:value-type="string">
            <text:p>Base Layer.CAtkLP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P</text:p>
          </table:table-cell>
          <table:table-cell/>
          <table:table-cell office:value-type="string" calcext:value-type="string">
            <text:p>Base Layer.CAtkMP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47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P</text:p>
          </table:table-cell>
          <table:table-cell/>
          <table:table-cell office:value-type="string" calcext:value-type="string">
            <text:p>Base Layer.CAtkMP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8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P</text:p>
          </table:table-cell>
          <table:table-cell/>
          <table:table-cell office:value-type="string" calcext:value-type="string">
            <text:p>Base Layer.CAtkHP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48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P</text:p>
          </table:table-cell>
          <table:table-cell/>
          <table:table-cell office:value-type="string" calcext:value-type="string">
            <text:p>Base Layer.CAtkHP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9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K</text:p>
          </table:table-cell>
          <table:table-cell/>
          <table:table-cell office:value-type="string" calcext:value-type="string">
            <text:p>Base Layer.CAtkLK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49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K</text:p>
          </table:table-cell>
          <table:table-cell/>
          <table:table-cell office:value-type="string" calcext:value-type="string">
            <text:p>Base Layer.CAtkLK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K</text:p>
          </table:table-cell>
          <table:table-cell/>
          <table:table-cell office:value-type="string" calcext:value-type="string">
            <text:p>Base Layer.CAtkMK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50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K</text:p>
          </table:table-cell>
          <table:table-cell/>
          <table:table-cell office:value-type="string" calcext:value-type="string">
            <text:p>Base Layer.CAtkMK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K</text:p>
          </table:table-cell>
          <table:table-cell/>
          <table:table-cell office:value-type="string" calcext:value-type="string">
            <text:p>Base Layer.CAtkHK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51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K</text:p>
          </table:table-cell>
          <table:table-cell/>
          <table:table-cell office:value-type="string" calcext:value-type="string">
            <text:p>Base Layer.CAtkHK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Base Layer.C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L</text:p>
          </table:table-cell>
          <table:table-cell/>
          <table:table-cell office:value-type="string" calcext:value-type="string">
            <text:p>Base Layer.CBlockL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Base Layer.C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L</text:p>
          </table:table-cell>
          <table:table-cell/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M</text:p>
          </table:table-cell>
          <table:table-cell/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H</text:p>
          </table:table-cell>
          <table:table-cell/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#NotFound#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1.0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0</text:p>
          </table:table-cell>
          <table:table-cell/>
          <table:table-cell office:value-type="string" calcext:value-type="string">
            <text:p>Base Layer.JMove.JMove0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Base Layer.JMove.JMove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Base Layer.JMove.JMove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.1.1.1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Base Layer.J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1.1.2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Base Layer.J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1.1.3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Base Layer.J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1.1.4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Base Layer.J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.1.5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Base Layer.J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1.1.6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Base Layer.J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1.1.7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/>
          <table:table-cell office:value-type="string" calcext:value-type="string">
            <text:p>Base Layer.JMove.JMove1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Base Layer.JMove.JMove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.2.1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Base Layer.J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.1.2.2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Base Layer.J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1.2.3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Base Layer.J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1.2.4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Base Layer.J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.2.5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Base Layer.J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1.2.6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Base Layer.J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1.2.7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1.2.8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/>
          <table:table-cell office:value-type="string" calcext:value-type="string">
            <text:p>Base Layer.JMove.JMove2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.3.1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Base Layer.JAtkL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1.3.2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Base Layer.JAtkM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.1.3.3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Base Layer.JAtkHP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1.3.4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Base Layer.JAtkL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.3.5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Base Layer.JAtkM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1.3.6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Base Layer.JAtkHK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1.3.7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Base Layer.JMove.JMove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1.3.8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/>
          <table:table-cell office:value-type="string" calcext:value-type="string">
            <text:p>Base Layer.JMove.JMove3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Base Layer.JBlock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4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4</text:p>
          </table:table-cell>
          <table:table-cell/>
          <table:table-cell office:value-type="string" calcext:value-type="string">
            <text:p>Base Layer.JMove.JMove4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Base Layer.SWai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10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DestinationNameHas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#NoManipulate#</text:p>
          </table:table-cell>
        </table:table-row>
        <table:table-row table:style-name="ro1">
          <table:table-cell office:value-type="string" calcext:value-type="string">
            <text:p>#DestinationFullpath#</text:p>
          </table:table-cell>
          <table:table-cell office:value-type="string" calcext:value-type="string">
            <text:p>special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stellaQLComment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destinationStat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_nameHash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Machin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layerName#</text:p>
          </table:table-cell>
          <table:table-cell table:style-name="ce1" office:value-type="string" calcext:value-type="string">
            <text:p>#statemachinePath#</text:p>
          </table:table-cell>
          <table:table-cell table:style-name="ce1" office:value-type="string" calcext:value-type="string">
            <text:p>#stateName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mode</text:p>
          </table:table-cell>
          <table:table-cell table:number-columns-repeated="2"/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10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.0.0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0.2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0.3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0.4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0.5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0.6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.0.7.1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8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9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0.1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3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6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.7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table:style-name="ce7" office:value-type="string" calcext:value-type="string">
            <text:p>&lt;&gt;</text:p>
          </table:table-cell>
          <table:table-cell table:number-columns-repeated="2"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.16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table:style-name="ce7"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16.8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.17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0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0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1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1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2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2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3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3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4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4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5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5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.26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26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.44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table:style-name="ce7"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4.8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.45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table:style-name="ce7"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table:style-name="ce7"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2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3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4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5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6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7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5.8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6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7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8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49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0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.51.1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.52.0.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1.1.0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table:style-name="ce7"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1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2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3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4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5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6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1.7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1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2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3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4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5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6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7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2.8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.2.8.1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1.3.0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table:style-name="ce7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1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2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3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4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5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6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7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.3.8.0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.3.8.1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1.3.8.2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1.3.8.3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table:style-name="ce7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ForDebug</text:p>
          </table:table-cell>
          <table:table-cell table:number-columns-repeated="2"/>
          <table:table-cell office:value-type="string" calcext:value-type="string">
            <text:p>123.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10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condition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2" table:number-columns-repeated="3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proertyName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layerName#</text:p>
          </table:table-cell>
          <table:table-cell table:style-name="ce1" office:value-type="string" calcext:value-type="string">
            <text:p>#statemachinePath#</text:p>
          </table:table-cell>
          <table:table-cell table:style-name="ce1" office:value-type="string" calcext:value-type="string">
            <text:p>#stateName#</text:p>
          </table:table-cell>
          <table:table-cell table:style-name="ce1" office:value-type="string" calcext:value-type="string">
            <text:p>#FullPath#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11"/>
          <table:table-cell table:number-columns-repeated="3" table:style-name="ce4" office:value-type="string" calcext:value-type="string">
            <text:p>UnityEditorDoesNotSupportWri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0.0.-1.-1.-1.anyStatePosition</text:p>
          </table:table-cell>
          <table:table-cell office:value-type="string" calcext:value-type="string">
            <text:p>Base Layer</text:p>
          </table:table-cell>
          <table:table-cell table:number-columns-repeated="2"/>
          <table:table-cell office:value-type="string" calcext:value-type="string">
            <text:p>Base Layer.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0.0.-1.-1.-1.entryPosition</text:p>
          </table:table-cell>
          <table:table-cell office:value-type="string" calcext:value-type="string">
            <text:p>Base Layer</text:p>
          </table:table-cell>
          <table:table-cell table:number-columns-repeated="2"/>
          <table:table-cell office:value-type="string" calcext:value-type="string">
            <text:p>Base Layer.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0.0.-1.-1.-1.exitPosition</text:p>
          </table:table-cell>
          <table:table-cell office:value-type="string" calcext:value-type="string">
            <text:p>Base Layer</text:p>
          </table:table-cell>
          <table:table-cell table:number-columns-repeated="2"/>
          <table:table-cell office:value-type="string" calcext:value-type="string">
            <text:p>Base Layer.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0.0.-1.-1.-1.parentStateMachinePosition</text:p>
          </table:table-cell>
          <table:table-cell office:value-type="string" calcext:value-type="string">
            <text:p>Base Layer</text:p>
          </table:table-cell>
          <table:table-cell table:number-columns-repeated="2"/>
          <table:table-cell office:value-type="string" calcext:value-type="string">
            <text:p>Base Layer.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0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6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7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8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9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0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1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2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3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4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5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6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7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8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19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0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1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2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3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4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5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6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7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8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29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0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1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2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3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4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5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6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7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8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39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0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1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2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3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4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5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6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7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8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49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0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1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2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3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4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5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6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0.57.-1.-1.position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0.1.-1.-1.-1.anyState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/>
          <table:table-cell office:value-type="string" calcext:value-type="string">
            <text:p>Base Layer.JMove.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0.1.-1.-1.-1.entry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/>
          <table:table-cell office:value-type="string" calcext:value-type="string">
            <text:p>Base Layer.JMove.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0.1.-1.-1.-1.exit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/>
          <table:table-cell office:value-type="string" calcext:value-type="string">
            <text:p>Base Layer.JMove.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0.1.-1.-1.-1.parentStateMachine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/>
          <table:table-cell office:value-type="string" calcext:value-type="string">
            <text:p>Base Layer.JMove.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1.0.-1.-1.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1.1.-1.-1.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1.2.-1.-1.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1.3.-1.-1.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.1.4.-1.-1.position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13"/>
          <table:table-cell/>
        </table:table-row>
      </table:table>
      <table:table table:name="position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layer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machine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state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X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Y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Z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yEditorDoesNotSupportWriting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motions" table:style-name="ta1"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number-columns-repeated="4" table:default-cell-style-name="ce5"/>
        <table:table-column table:style-name="co2" table:default-cell-style-name="ce4"/>
        <table:table-column table:style-name="co2" table:number-columns-repeated="3" table:default-cell-style-name="ce5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assetPath#</text:p>
          </table:table-cell>
          <table:table-cell table:style-name="ce1" office:value-type="string" calcext:value-type="string">
            <text:p>#FullPath#</text:p>
          </table:table-cell>
          <table:table-cell table:style-name="ce4" office:value-type="string" calcext:value-type="string">
            <text:p>#countOfAttachDestination#</text:p>
          </table:table-cell>
          <table:table-cell table:style-name="ce4" office:value-type="string" calcext:value-type="string">
            <text:p>apparentSpeed</text:p>
          </table:table-cell>
          <table:table-cell table:style-name="ce4" office:value-type="string" calcext:value-type="string">
            <text:p>averageAngularSpeed</text:p>
          </table:table-cell>
          <table:table-cell table:style-name="ce4" office:value-type="string" calcext:value-type="string">
            <text:p>averageDuration</text:p>
          </table:table-cell>
          <table:table-cell office:value-type="string" calcext:value-type="string">
            <text:p>#averageSpeed#</text:p>
          </table:table-cell>
          <table:table-cell table:style-name="ce4" office:value-type="string" calcext:value-type="string">
            <text:p>isHumanMotion</text:p>
          </table:table-cell>
          <table:table-cell table:style-name="ce4" office:value-type="string" calcext:value-type="string">
            <text:p>isLooping</text:p>
          </table:table-cell>
          <table:table-cell table:style-name="ce4" office:value-type="string" calcext:value-type="string">
            <text:p>legac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3"/>
          <table:table-cell table:number-columns-repeated="4" table:style-name="ce4" office:value-type="string" calcext:value-type="string">
            <text:p>ReadOnly</text:p>
          </table:table-cell>
          <table:table-cell office:value-type="string" calcext:value-type="string">
            <text:p>ReadOnly</text:p>
          </table:table-cell>
          <table:table-cell table:number-columns-repeated="3" table:style-name="ce4" office:value-type="string" calcext:value-type="string">
            <text:p>ReadOnly</text:p>
          </table:table-cell>
          <table:table-cell office:value-type="string" calcext:value-type="string">
            <text:p>ReadOnly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Wait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Move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OBackste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DamageH.anim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ODown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OStandu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OGiveu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Move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S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Damage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DDamage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Wait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Move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AtkL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AtkM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AtkHP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AtkL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AtkM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AtkHK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Block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Block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Block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DamageL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DamageM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CDamageH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Move0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Move1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Move2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Move3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3@JMove4.ani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SAtkH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H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2@SAtkL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L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Attac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1@SAtk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Quarrel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Quarrel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1@SAtkL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L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Fly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Upse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Upse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Mar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Ju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1@SAtkH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H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1@S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1@SWai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2@SAtk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2@SAtkM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M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2@SAtkH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H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SAtkM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M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1@SAtkH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H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Hang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Hang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Wai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ConquerTheWorld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onquerTheWorl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Run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Near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ea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2@SAtk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Ea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Yawn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Yaw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Ou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Kic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Inhale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Inhale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C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CWai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Vanis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Vanis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1@SAtkM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M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SAtk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Go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Crouc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rouc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Bloc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1@SAtk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1@SAtk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Punc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Punc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Swim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Swim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SAtkL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L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2@S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2@SWai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Zigzag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Zigzag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SWai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ar0@SWai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SAtk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lim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lim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Dash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Dash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Talk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2@SAtkH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2@SAtkH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Resources/AnimationClips/Char0@SAtkHP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har0@SAtkH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ssets/StellaQL/MayBeDeletedThisFolder/AnimationClips/Xenograft.ani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0.0, 0.0, 0.0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Xenograft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11"/>
          <table:table-cell/>
        </table:table-row>
      </table:table>
      <table:table table:name="motions_dfObj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#Name#</text:p>
          </table:table-cell>
          <table:table-cell table:style-name="ce1" office:value-type="string" calcext:value-type="string">
            <text:p>#Type#</text:p>
          </table:table-cell>
          <table:table-cell table:style-name="ce1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asse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countOfAttachDestination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apparent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averageAngular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average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#averageSpeed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#hideFlags_string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sHumanMo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isLoop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3:38:03.635000000</meta:creation-date>
    <dc:date>2017-02-18T13:40:33.533000000</dc:date>
    <meta:editing-duration>PT2M30S</meta:editing-duration>
    <meta:editing-cycles>1</meta:editing-cycles>
    <meta:document-statistic meta:table-count="16" meta:cell-count="8222" meta:object-count="0"/>
    <meta:generator>LibreOffice/5.2.5.1$Windows_x86 LibreOffice_project/0312e1a284a7d50ca85a365c316c7abbf20a4d22</meta:generator>
  </office:meta>
</office:document-meta>
</file>